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汉仪楷体" svg:font-family="汉仪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汉仪楷体" fo:font-size="11pt" fo:letter-spacing="normal" fo:font-style="normal" fo:font-weight="bold" officeooo:rsid="00118006" officeooo:paragraph-rsid="00118006" style:font-name-asian="汉仪楷体" style:font-size-asian="11pt" style:font-weight-asian="bold" style:font-size-complex="11pt" style:font-weight-complex="bold"/>
    </style:style>
    <style:style style:name="P2" style:family="paragraph" style:parent-style-name="Standard">
      <style:text-properties fo:font-variant="normal" fo:text-transform="none" fo:color="#222222" style:font-name="汉仪楷体" fo:font-size="11pt" fo:letter-spacing="normal" fo:font-style="normal" fo:font-weight="bold" officeooo:rsid="00118006" officeooo:paragraph-rsid="001812bb" style:font-name-asian="汉仪楷体" style:font-size-asian="11pt" style:font-weight-asian="bold" style:font-size-complex="11pt" style:font-weight-complex="bold"/>
    </style:style>
    <style:style style:name="P3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18006" officeooo:paragraph-rsid="00118006" style:font-name-asian="汉仪楷体" style:font-size-asian="11pt" style:font-size-complex="11pt"/>
    </style:style>
    <style:style style:name="P4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18006" officeooo:paragraph-rsid="00120804" style:font-name-asian="汉仪楷体" style:font-size-asian="11pt" style:font-size-complex="11pt"/>
    </style:style>
    <style:style style:name="P5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18006" officeooo:paragraph-rsid="00156ba3" style:font-name-asian="汉仪楷体" style:font-size-asian="11pt" style:font-size-complex="11pt"/>
    </style:style>
    <style:style style:name="P6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18006" officeooo:paragraph-rsid="001d1380" style:font-name-asian="汉仪楷体" style:font-size-asian="11pt" style:font-size-complex="11pt"/>
    </style:style>
    <style:style style:name="P7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812bb" officeooo:paragraph-rsid="001a1f92" style:font-name-asian="汉仪楷体" style:font-size-asian="11pt" style:font-size-complex="11pt"/>
    </style:style>
    <style:style style:name="P8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812bb" officeooo:paragraph-rsid="001812bb" style:font-name-asian="汉仪楷体" style:font-size-asian="11pt" style:font-size-complex="11pt"/>
    </style:style>
    <style:style style:name="P9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a1f92" officeooo:paragraph-rsid="001a1f92" style:font-name-asian="汉仪楷体" style:font-size-asian="11pt" style:font-size-complex="11pt"/>
    </style:style>
    <style:style style:name="P10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a97a6" officeooo:paragraph-rsid="001a97a6" style:font-name-asian="汉仪楷体" style:font-size-asian="11pt" style:font-size-complex="11pt"/>
    </style:style>
    <style:style style:name="P11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paragraph-rsid="00120804" style:font-name-asian="汉仪楷体" style:font-size-asian="11pt" style:font-size-complex="11pt"/>
    </style:style>
    <style:style style:name="P12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37bb5" officeooo:paragraph-rsid="0014241c" style:font-name-asian="汉仪楷体" style:font-size-asian="11pt" style:font-size-complex="11pt"/>
    </style:style>
    <style:style style:name="P13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d1380" officeooo:paragraph-rsid="001d1380" style:font-name-asian="汉仪楷体" style:font-size-asian="11pt" style:font-size-complex="11pt"/>
    </style:style>
    <style:style style:name="P14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c10ce" officeooo:paragraph-rsid="001c10ce" style:font-name-asian="汉仪楷体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c8227" officeooo:paragraph-rsid="001c8227" style:font-name-asian="汉仪楷体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汉仪楷体" fo:font-size="14pt" officeooo:rsid="00137bb5" officeooo:paragraph-rsid="00137bb5" style:font-name-asian="汉仪楷体" style:font-size-asian="14pt" style:font-size-complex="14pt"/>
    </style:style>
    <style:style style:name="P17" style:family="paragraph" style:parent-style-name="Standard">
      <style:text-properties style:font-name="汉仪楷体" fo:font-size="11pt" fo:font-weight="bold" officeooo:rsid="00137bb5" officeooo:paragraph-rsid="00137bb5" style:font-name-asian="汉仪楷体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汉仪楷体" fo:font-size="11pt" fo:font-weight="bold" officeooo:rsid="00137bb5" officeooo:paragraph-rsid="0014241c" style:font-name-asian="汉仪楷体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汉仪楷体" fo:font-size="11pt" fo:font-weight="bold" officeooo:rsid="000eb7cb" officeooo:paragraph-rsid="000eb7cb" style:font-name-asian="汉仪楷体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汉仪楷体" fo:font-size="11pt" fo:font-weight="bold" officeooo:rsid="000f502c" officeooo:paragraph-rsid="000f502c" style:font-name-asian="汉仪楷体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汉仪楷体" fo:font-size="11pt" fo:font-weight="bold" officeooo:paragraph-rsid="000f502c" style:font-name-asian="汉仪楷体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汉仪楷体" fo:font-size="11pt" fo:font-weight="bold" officeooo:rsid="00101401" officeooo:paragraph-rsid="00156ba3" style:font-name-asian="汉仪楷体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汉仪楷体" fo:font-size="11pt" fo:font-weight="bold" officeooo:paragraph-rsid="00156ba3" style:font-name-asian="汉仪楷体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汉仪楷体" fo:font-size="11pt" officeooo:rsid="00137bb5" officeooo:paragraph-rsid="00137bb5" style:font-name-asian="汉仪楷体" style:font-size-asian="11pt" style:font-size-complex="11pt"/>
    </style:style>
    <style:style style:name="P25" style:family="paragraph" style:parent-style-name="Standard">
      <style:text-properties style:font-name="汉仪楷体" fo:font-size="11pt" officeooo:rsid="00137bb5" officeooo:paragraph-rsid="0014241c" style:font-name-asian="汉仪楷体" style:font-size-asian="11pt" style:font-size-complex="11pt"/>
    </style:style>
    <style:style style:name="P26" style:family="paragraph" style:parent-style-name="Standard">
      <style:text-properties style:font-name="汉仪楷体" fo:font-size="11pt" officeooo:rsid="000eb7cb" officeooo:paragraph-rsid="000eb7cb" style:font-name-asian="汉仪楷体" style:font-size-asian="11pt" style:font-size-complex="11pt"/>
    </style:style>
    <style:style style:name="P27" style:family="paragraph" style:parent-style-name="Standard">
      <style:text-properties style:font-name="汉仪楷体" fo:font-size="11pt" officeooo:rsid="000f502c" officeooo:paragraph-rsid="000f502c" style:font-name-asian="汉仪楷体" style:font-size-asian="11pt" style:font-size-complex="11pt"/>
    </style:style>
    <style:style style:name="P28" style:family="paragraph" style:parent-style-name="Standard">
      <style:text-properties style:font-name="汉仪楷体" fo:font-size="11pt" officeooo:rsid="00101401" officeooo:paragraph-rsid="001a97a6" style:font-name-asian="汉仪楷体" style:font-size-asian="11pt" style:font-size-complex="11pt"/>
    </style:style>
    <style:style style:name="P29" style:family="paragraph" style:parent-style-name="Standard">
      <style:text-properties style:font-name="汉仪楷体" fo:font-size="11pt" officeooo:rsid="00101401" officeooo:paragraph-rsid="001812bb" style:font-name-asian="汉仪楷体" style:font-size-asian="11pt" style:font-size-complex="11pt"/>
    </style:style>
    <style:style style:name="P30" style:family="paragraph" style:parent-style-name="Standard">
      <style:text-properties style:font-name="汉仪楷体" fo:font-size="11pt" officeooo:rsid="00101401" officeooo:paragraph-rsid="00101401" style:font-name-asian="汉仪楷体" style:font-size-asian="11pt" style:font-size-complex="11pt"/>
    </style:style>
    <style:style style:name="P31" style:family="paragraph" style:parent-style-name="Standard">
      <style:text-properties style:font-name="汉仪楷体" fo:font-size="11pt" officeooo:paragraph-rsid="001851a9" style:font-name-asian="汉仪楷体" style:font-size-asian="11pt" style:font-size-complex="11pt"/>
    </style:style>
    <style:style style:name="P32" style:family="paragraph" style:parent-style-name="Standard">
      <style:text-properties style:font-name="汉仪楷体" fo:font-size="11pt" officeooo:paragraph-rsid="00156ba3" style:font-name-asian="汉仪楷体" style:font-size-asian="11pt" style:font-size-complex="11pt"/>
    </style:style>
    <style:style style:name="P33" style:family="paragraph" style:parent-style-name="Standard">
      <style:text-properties style:font-name="汉仪楷体" fo:font-size="11pt" officeooo:rsid="00156ba3" officeooo:paragraph-rsid="00156ba3" style:font-name-asian="汉仪楷体" style:font-size-asian="11pt" style:font-size-complex="11pt"/>
    </style:style>
    <style:style style:name="P34" style:family="paragraph" style:parent-style-name="Standard">
      <style:text-properties style:font-name="汉仪楷体" fo:font-size="11pt" officeooo:rsid="0014241c" officeooo:paragraph-rsid="0014241c" style:font-name-asian="汉仪楷体" style:font-size-asian="11pt" style:font-size-complex="11pt"/>
    </style:style>
    <style:style style:name="P35" style:family="paragraph" style:parent-style-name="Standard">
      <style:text-properties style:font-name="汉仪楷体" fo:font-size="11pt" officeooo:rsid="0014241c" officeooo:paragraph-rsid="001d1380" style:font-name-asian="汉仪楷体" style:font-size-asian="11pt" style:font-size-complex="11pt"/>
    </style:style>
    <style:style style:name="P36" style:family="paragraph" style:parent-style-name="Standard">
      <style:text-properties style:font-name="汉仪楷体" fo:font-size="11pt" officeooo:rsid="00175e91" officeooo:paragraph-rsid="00175e91" style:font-name-asian="汉仪楷体" style:font-size-asian="11pt" style:font-size-complex="11pt"/>
    </style:style>
    <style:style style:name="P37" style:family="paragraph" style:parent-style-name="Standard">
      <style:text-properties style:font-name="汉仪楷体" fo:font-size="11pt" fo:font-weight="bold" officeooo:rsid="0014241c" officeooo:paragraph-rsid="0014241c" style:font-name-asian="汉仪楷体" style:font-size-asian="11pt" style:font-weight-asian="bold" style:font-size-complex="11pt" style:font-weight-complex="bold"/>
    </style:style>
    <style:style style:name="P38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812bb" officeooo:paragraph-rsid="001a1f92" style:font-name-asian="汉仪楷体" style:font-size-asian="11pt" style:font-size-complex="11pt"/>
    </style:style>
    <style:style style:name="P39" style:family="paragraph" style:parent-style-name="Standard">
      <style:text-properties fo:font-variant="normal" fo:text-transform="none" fo:color="#222222" style:font-name="汉仪楷体" fo:font-size="11pt" fo:letter-spacing="normal" fo:font-style="normal" fo:font-weight="normal" officeooo:rsid="001d1380" officeooo:paragraph-rsid="001d1380" style:font-name-asian="汉仪楷体" style:font-size-asian="11pt" style:font-size-complex="11pt"/>
    </style:style>
    <style:style style:name="T1" style:family="text">
      <style:text-properties officeooo:rsid="000eb7cb"/>
    </style:style>
    <style:style style:name="T2" style:family="text">
      <style:text-properties officeooo:rsid="000f502c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font-variant="normal" fo:text-transform="none" fo:color="#222222" fo:letter-spacing="normal" fo:font-style="normal" fo:font-weight="normal" officeooo:rsid="00118006"/>
    </style:style>
    <style:style style:name="T5" style:family="text">
      <style:text-properties fo:font-variant="normal" fo:text-transform="none" fo:color="#222222" fo:letter-spacing="normal" fo:font-style="normal" fo:font-weight="normal" officeooo:rsid="000f502c"/>
    </style:style>
    <style:style style:name="T6" style:family="text">
      <style:text-properties fo:font-variant="normal" fo:text-transform="none" fo:color="#222222" fo:letter-spacing="normal" fo:font-style="normal" fo:font-weight="normal" officeooo:rsid="00120804"/>
    </style:style>
    <style:style style:name="T7" style:family="text">
      <style:text-properties fo:font-variant="normal" fo:text-transform="none" fo:color="#222222" fo:letter-spacing="normal" fo:font-style="normal" fo:font-weight="normal" officeooo:rsid="00156ba3"/>
    </style:style>
    <style:style style:name="T8" style:family="text">
      <style:text-properties fo:font-variant="normal" fo:text-transform="none" fo:color="#222222" fo:letter-spacing="normal" fo:font-style="normal" fo:font-weight="normal" officeooo:rsid="001812bb"/>
    </style:style>
    <style:style style:name="T9" style:family="text">
      <style:text-properties fo:font-variant="normal" fo:text-transform="none" fo:color="#222222" fo:letter-spacing="normal" fo:font-style="normal" fo:font-weight="normal" officeooo:rsid="001a97a6"/>
    </style:style>
    <style:style style:name="T10" style:family="text">
      <style:text-properties fo:font-variant="normal" fo:text-transform="none" fo:color="#222222" fo:letter-spacing="normal" fo:font-style="normal" fo:font-weight="normal" officeooo:rsid="001e9b9a"/>
    </style:style>
    <style:style style:name="T11" style:family="text">
      <style:text-properties fo:font-variant="normal" fo:text-transform="none" fo:color="#222222" fo:letter-spacing="normal" fo:font-style="normal" fo:font-weight="normal" officeooo:rsid="00118006" style:font-weight-asian="normal" style:font-weight-complex="normal"/>
    </style:style>
    <style:style style:name="T12" style:family="text">
      <style:text-properties fo:font-variant="normal" fo:text-transform="none" fo:color="#222222" fo:letter-spacing="normal" fo:font-style="normal" officeooo:rsid="000f502c"/>
    </style:style>
    <style:style style:name="T13" style:family="text">
      <style:text-properties fo:font-variant="normal" fo:text-transform="none" fo:color="#222222" fo:letter-spacing="normal" fo:font-style="normal" officeooo:rsid="00101401"/>
    </style:style>
    <style:style style:name="T14" style:family="text">
      <style:text-properties fo:font-variant="normal" fo:text-transform="none" fo:color="#222222" fo:letter-spacing="normal" fo:font-style="normal" officeooo:rsid="00118006"/>
    </style:style>
    <style:style style:name="T15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222222" fo:letter-spacing="normal" fo:font-style="normal" fo:font-weight="bold" officeooo:rsid="00118006" style:font-weight-asian="bold" style:font-weight-complex="bold"/>
    </style:style>
    <style:style style:name="T17" style:family="text">
      <style:text-properties fo:font-variant="normal" fo:text-transform="none" fo:color="#222222" fo:letter-spacing="normal" fo:font-style="normal" fo:font-weight="bold" officeooo:rsid="00101401" style:font-weight-asian="bold" style:font-weight-complex="bold"/>
    </style:style>
    <style:style style:name="T18" style:family="text">
      <style:text-properties fo:font-variant="normal" fo:text-transform="none" fo:color="#333333" fo:letter-spacing="normal" style:font-style-asian="normal" style:font-weight-asian="normal"/>
    </style:style>
    <style:style style:name="T19" style:family="text">
      <style:text-properties officeooo:rsid="00104f53"/>
    </style:style>
    <style:style style:name="T20" style:family="text">
      <style:text-properties officeooo:rsid="0014241c"/>
    </style:style>
    <style:style style:name="T21" style:family="text">
      <style:text-properties officeooo:rsid="00156ba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a97a6" style:font-weight-asian="normal" style:font-weight-complex="normal"/>
    </style:style>
    <style:style style:name="T24" style:family="text">
      <style:text-properties fo:font-weight="normal" officeooo:rsid="001c10ce" style:font-weight-asian="normal" style:font-weight-complex="normal"/>
    </style:style>
    <style:style style:name="T25" style:family="text">
      <style:text-properties fo:font-weight="normal" officeooo:rsid="001d1380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812bb"/>
    </style:style>
    <style:style style:name="T28" style:family="text">
      <style:text-properties officeooo:rsid="001a1f92"/>
    </style:style>
    <style:style style:name="T29" style:family="text">
      <style:text-properties officeooo:rsid="001a97a6"/>
    </style:style>
    <style:style style:name="T30" style:family="text">
      <style:text-properties officeooo:rsid="001d13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个人简历</text:p>
      <text:p text:style-name="P17">个人信息</text:p>
      <text:p text:style-name="P24">姓名：彭鹤(男) <text:s/>电话：15828471097</text:p>
      <text:p text:style-name="P24">邮箱：516561205@qq.com</text:p>
      <text:p text:style-name="P24"/>
      <text:p text:style-name="P17">教育背景</text:p>
      <text:p text:style-name="P24">西南大学 通信工程 2005.09～2009.06</text:p>
      <text:p text:style-name="P24"/>
      <text:p text:style-name="P17">专业技能</text:p>
      <text:p text:style-name="P25">语言方面擅长C, <text:span text:style-name="T20">C++, Java, Shell, OpenCL，对Python有一定了解；</text:span></text:p>
      <text:p text:style-name="P25">熟悉makefile<text:span text:style-name="T20">， cmake等编译脚本的编写；</text:span></text:p>
      <text:p text:style-name="P34">熟悉Linux内核和系统架构，擅长Linux系统编程，网络编程，数据结构等；</text:p>
      <text:p text:style-name="P25">熟悉Android系统编程<text:span text:style-name="T27">；</text:span></text:p>
      <text:p text:style-name="P25">熟悉OpenCV图像处理<text:span text:style-name="T20">；</text:span></text:p>
      <text:p text:style-name="P34">擅长分析和解决问题；</text:p>
      <text:p text:style-name="P25"/>
      <text:p text:style-name="P37">个人评价</text:p>
      <text:p text:style-name="P35">对工作充满激情，热爱挑战，爱学习，爱讨论，爱分享；</text:p>
      <text:p text:style-name="P24"/>
      <text:p text:style-name="P19">工作经历<text:span text:style-name="T20">：</text:span></text:p>
      <text:p text:style-name="P26">2013.05～现在： <text:s text:c="3"/>宜高美信息服务（成都）有限公司 <text:s text:c="3"/><text:span text:style-name="T20">（美资）</text:span></text:p>
      <text:p text:style-name="P26">2013.03～2013.05 <text:s text:c="2"/>长虹网络科技（成都）有限公司 <text:s text:c="5"/><text:span text:style-name="T20">（国企）</text:span></text:p>
      <text:p text:style-name="P26">2009.07～2013.03 <text:s text:c="2"/>凌阳成芯科技（成都）有限公司 <text:s text:c="5"/><text:span text:style-name="T20">（台资）</text:span></text:p>
      <text:p text:style-name="P27">2009.03<text:span text:style-name="T1">～</text:span>2009.06 <text:s text:c="2"/><text:span text:style-name="T1">凌阳成芯科技（成都）有限公司 实习 （台资）</text:span></text:p>
      <text:p text:style-name="P27"/>
      <text:p text:style-name="P20">项目经历：</text:p>
      <text:p text:style-name="P20">2015.<text:span text:style-name="T19">04</text:span>～现在 <text:s text:c="6"/>RoadDB Project for Continental ADAS</text:p>
      <text:p text:style-name="P28"><text:span text:style-name="T15">项目介绍</text:span><text:span text:style-name="T16">：</text:span></text:p>
      <text:p text:style-name="P28"><text:span text:style-name="T4">RoadDB项目可以</text:span><text:span text:style-name="T10">按</text:span><text:span text:style-name="T4">直译理解为</text:span><text:span text:style-name="T9">“道路数据库”，更准备的说法是道路的高精度地图，它具体由三维的点云数据和其他辅助性数据构成。整个RoadDB项目是 </text:span><text:span text:style-name="T5">Continental公司高级辅助自动驾驶</text:span><text:span text:style-name="T9">（ADAS）整体</text:span><text:span text:style-name="T5">解决方案的一部分。</text:span><text:span text:style-name="T9">高精度地图的生成将采用众包的方式，其中核心的算法包括SLAM，图像处理，多传感器融合，基于深度学习的物体识别等；</text:span></text:p>
      <text:p text:style-name="P1">硬件环境：<text:span text:style-name="T22">基于Arm </text:span><text:span text:style-name="T23">c</text:span><text:span text:style-name="T22">o</text:span><text:span text:style-name="T23">r</text:span><text:span text:style-name="T22">tex</text:span><text:span text:style-name="T23">的imx6qp平台</text:span></text:p>
      <text:p text:style-name="P3"><text:span text:style-name="T26">软件环境：</text:span>Linux C/<text:span text:style-name="T30">C++</text:span></text:p>
      <text:p text:style-name="P1">主要职责：<text:span text:style-name="T22">作为车载软件开发者，负责imx</text:span><text:span text:style-name="T24">6平台上传感器（摄像头，IMU，GPS）数据采集和预处理程序的开发，并且负责熟悉imx6平台提供的硬件加速功能，基于OpenCL，VPU，IPU的硬件加速程序来提高算法的运行速度。并且需要熟悉OpenCV图像处理</text:span><text:span text:style-name="T25">和</text:span><text:span text:style-name="T24">SLAM算法基础，承担一定的算法支持工作。</text:span></text:p>
      <text:p text:style-name="P1">主要内容：</text:p>
      <text:p text:style-name="P14">1，图像采集程序，摄像头由<text:span text:style-name="T2">Continental公司提供，接口为以太网接口，协议是AVBTP（IEEE</text:span>1722<text:span text:style-name="T2">）协议，使用C</text:span>++编写解析AVBTP协议程序，并且将解析得到的图片存入特定的离线容器文件中。为保证采集程序的实时性，使用mmap加速文件读写模块；</text:p>
      <text:p text:style-name="P14">2，自定义Sensor数据容器文件解析库的实现，在功能上类似MP4把音视频进行封装，这里需要对图像和GPS进行数据对齐和封装；</text:p>
      <text:p text:style-name="P14">3，基于OpenCL编程对图像处理的OpenCV函数进行加速，主要实现的功能有图像二值化，归一化，畸变矫正，高斯滤波，Harris角点提取，描述符提供，暴力匹配等功能；</text:p>
      <text:p text:style-name="P15">4，摄像头标定，获取摄像头内参和畸变系数，实现C++版基于OpenCV的畸变矫正程序；</text:p>
      <text:p text:style-name="P15">5，IMU数据采集程序，IMU芯片通过I2C总线作为I2C Slave和imx6平台连接；基于I2C总线原理和Linux I2C子系统，并结合IMU芯片的Datasheet，通过I2C驱动读写寄存器，完成对IMU芯片的数据和读写。 </text:p>
      <text:p text:style-name="P13">6，车端Framwork框架软件的实现；</text:p>
      <text:p text:style-name="P13"/>
      <text:p text:style-name="P21"><text:soft-page-break/><text:span text:style-name="T2">2013.05～2015.04 <text:s text:c="2"/>DENSO GEN5 Project for NISSAN and </text:span><text:span text:style-name="T3">INFINITI</text:span></text:p>
      <text:p text:style-name="P31"><text:span text:style-name="T17">项目介绍</text:span><text:span text:style-name="T16">：</text:span></text:p>
      <text:p text:style-name="P31"><text:span text:style-name="T5">DENSO GEN5项目是日本汽车一级供应商DENSO提供的</text:span><text:span text:style-name="T18">用于汽车多媒体应用的软件平台系统，支持全球主要汽车市场。系统已经随着客户的高端汽车在全球主要汽车市场销售，并且符合当地使用习惯。</text:span></text:p>
      <text:p text:style-name="P29"><text:span text:style-name="T16">硬件环境：</text:span><text:span text:style-name="T11">基于</text:span><text:span text:style-name="T6">x86架构的INFINITI Q</text:span><text:span text:style-name="T8">50 多媒体中控平台</text:span></text:p>
      <text:p text:style-name="P3"><text:span text:style-name="T26">软件环境</text:span>：Android C/C+<text:span text:style-name="T30">+、Java</text:span></text:p>
      <text:p text:style-name="P4"><text:span text:style-name="T26">主要职责：</text:span>作为<text:span text:style-name="T27">Android系统工程师，主要负责根据客户车厂的需求，实现新的系统服务，或对Android原生系统服务做定制，并为Android应用提供支持；</text:span></text:p>
      <text:p text:style-name="P2">主要内容<text:span text:style-name="T27">：</text:span></text:p>
      <text:p text:style-name="P7">1，Sirius XM 卫星广播系统服务实现：卫星广播接收端的硬件集成在INFINITI Q50的多媒体中控平台上，由驱动程序在Linux系统层暴露出ioctl接口，用C++基于ioctl接口实现卫星广播数据的接收的系统服务, 包括解析协议数据，区分不同频道，然后向不同频道的APP层提供服务；</text:p>
      <text:p text:style-name="P7">2，实现Sirius XM 体育频道数据的缓存和向APP的分发<text:span text:style-name="T28">；由于</text:span>Sirius XM <text:span text:style-name="T28">广播数据的重复性，为了提高效率，使用了基于哈希表的缓存和查找方案；分发方案中使用了基于inotify的异步通知机制；</text:span></text:p>
      <text:p text:style-name="P8">3，实现Sirius XM广播数据的关机持久化和开机载入方案<text:span text:style-name="T28">，由于Linux系统层和Java使用的字符方案分别是UTF-8和Unicode，需要处理多国语言的字符转换问题引起的bug。</text:span></text:p>
      <text:p text:style-name="P9">4，后期维护<text:span text:style-name="T29">，调查ActivityManagerService，InputManagerService相关的bug。</text:span></text:p>
      <text:p text:style-name="P10">5，调研Android SurfaceFlinger HAL层基于Wayland库实现的方案，后因需求变更终止。</text:p>
      <text:p text:style-name="P11"><text:tab/><text:tab/><text:tab/><text:tab/> <text:s/></text:p>
      <text:p text:style-name="P22"><text:span text:style-name="T3">2009.07</text:span><text:span text:style-name="T12">～</text:span><text:span text:style-name="T3">2013.03 <text:s/>Blu-ray Disk Player Project</text:span></text:p>
      <text:p text:style-name="P23"><text:span text:style-name="T13">项目介绍</text:span><text:span text:style-name="T14">：</text:span></text:p>
      <text:p text:style-name="P32"><text:span text:style-name="T4">蓝光光碟</text:span><text:span text:style-name="T6">（Blu-ray Disk，简称BD）是DVD之后的下一代光盘格式之一，用以存储高品质和高容量的影音数据，并且加入了Java交互程序</text:span><text:span text:style-name="T7">（BD-J）</text:span><text:span text:style-name="T6">来增强互动性。</text:span><text:span text:style-name="T4">蓝光DVD播放器项目是凌阳公司基于自己的芯片产品（SPHE</text:span><text:span text:style-name="T6">8600 </text:span><text:span text:style-name="T4">SOC）进行的OEM项目，主要面向的客户是LG和三星以及日本的部分电子企业。</text:span></text:p>
      <text:p text:style-name="P30"><text:span text:style-name="T16">硬件环境：</text:span><text:span text:style-name="T4">MIPS </text:span><text:span text:style-name="T6">Core, SPHE8600 SOC公版</text:span></text:p>
      <text:p text:style-name="P6"><text:span text:style-name="T26">软件环境：</text:span>Linux eCos C/C+<text:span text:style-name="T30">+、Java</text:span></text:p>
      <text:p text:style-name="P5"><text:span text:style-name="T26">主要职责</text:span>：</text:p>
      <text:p text:style-name="P5">作为BD-J团队的一名开发者<text:span text:style-name="T21">，在整个BD-J（Blu-ray Disk Java）项目中，参与了超过50%的模块的实现，并在后期的系统测试和验收测试中参与了几乎所有模块的debug工作。项目初期自学并掌握了C++和Java语言，并用于开发实践中。</text:span></text:p>
      <text:p text:style-name="P18">具体内容<text:span text:style-name="T21">：</text:span></text:p>
      <text:p text:style-name="P33">1， JVM移植和管理模块；</text:p>
      <text:p text:style-name="P33">2， BD-J Xlet 生命周期管理和调度模块；</text:p>
      <text:p text:style-name="P33">3， BD-J File System Utility和VFS模块；</text:p>
      <text:p text:style-name="P33">4， JMF（Java Media Framework）框架的实现；</text:p>
      <text:p text:style-name="P36">5， HAVi(Home Audio-Video interoperability)图形库的实现；</text:p>
      <text:p text:style-name="P25"/>
      <text:p text:style-name="P25">英语</text:p>
      <text:p text:style-name="P12">CET-<text:span text:style-name="T20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汉仪楷体" svg:font-family="汉仪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1:14:16.355218464</meta:creation-date>
    <meta:generator>LibreOffice/4.2.8.2$Linux_X86_64 LibreOffice_project/420m0$Build-2</meta:generator>
    <dc:date>2018-08-01T10:03:52.765893151</dc:date>
    <meta:editing-duration>PT2H40M28S</meta:editing-duration>
    <meta:editing-cycles>13</meta:editing-cycles>
    <meta:document-statistic meta:table-count="0" meta:image-count="0" meta:object-count="0" meta:page-count="2" meta:paragraph-count="62" meta:word-count="1722" meta:character-count="2622" meta:non-whitespace-character-count="2507"/>
  </office:meta>
</office:document-meta>
</file>